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style:text-underline-style="solid" style:text-underline-width="auto" style:text-underline-color="font-color" officeooo:rsid="001b99f3" officeooo:paragraph-rsid="001b99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b99f3" officeooo:paragraph-rsid="001b99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c88a8" officeooo:paragraph-rsid="001c88a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1b99f3" officeooo:paragraph-rsid="001b99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b99f3" officeooo:paragraph-rsid="001b99f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b99f3" officeooo:paragraph-rsid="001ea4d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c88a8" officeooo:paragraph-rsid="001ea4d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1c88a8" officeooo:paragraph-rsid="001c88a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1ea4de" officeooo:paragraph-rsid="001ea4d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201d82" officeooo:paragraph-rsid="00201d82" style:font-size-asian="10.5pt" style:font-weight-asian="bold" style:font-size-complex="12pt" style:font-weight-complex="bold"/>
    </style:style>
    <style:style style:name="T1" style:family="text">
      <style:text-properties officeooo:rsid="001c88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eec1" style:font-weight-asian="normal" style:font-weight-complex="normal"/>
    </style:style>
    <style:style style:name="T4" style:family="text">
      <style:text-properties fo:font-weight="normal" officeooo:rsid="00201d82" style:font-weight-asian="normal" style:font-weight-complex="normal"/>
    </style:style>
    <style:style style:name="T5" style:family="text">
      <style:text-properties fo:font-weight="normal" officeooo:rsid="0020efd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</text:p>
      <text:p text:style-name="P1"/>
      <text:p text:style-name="P5">Ex1 :</text:p>
      <text:p text:style-name="P4">1)</text:p>
      <text:p text:style-name="P6"><text:s text:c="4"/>a) </text:p>
      <text:p text:style-name="P6">SELECT P.prenom, P.nom, S.nom FROM personne P</text:p>
      <text:p text:style-name="P2">INNER JOIN station_meteo S ON S.idStation=P.idStation</text:p>
      <text:p text:style-name="P6"><text:s text:c="4"/>b) </text:p>
      <text:p text:style-name="P6">SELECT S.nom AS « nom de station », MONTH(R.dateRel) AS mois, YEAR(R.dateRel) AS annee FROM station_meteo S</text:p>
      <text:p text:style-name="P2">INNER JOIN releve R ON R.idStation=S.idStation</text:p>
      <text:p text:style-name="P2">ORDER BY S.nom, annee</text:p>
      <text:p text:style-name="P6"><text:s text:c="4"/>c)</text:p>
      <text:p text:style-name="P6">SELECT C.nom <text:span text:style-name="T1">AS ville</text:span>, D.nom, D.numDept FROM commune C</text:p>
      <text:p text:style-name="P2">INNER JOIN departement D ON D.numDept=C.numDept</text:p>
      <text:p text:style-name="P2">ORDER BY numDept</text:p>
      <text:p text:style-name="P7">d)</text:p>
      <text:p text:style-name="P7">SELECT S.nom AS "station Meteo", C.nom AS ville, CONCAT(D.nom, ' (', D.numDept, ')') AS Departement FROM station_meteo S </text:p>
      <text:p text:style-name="P3">INNER JOIN commune C ON C.numInsee=S.numInsee</text:p>
      <text:p text:style-name="P3">INNER JOIN departement D ON D.numDept=C.numDept</text:p>
      <text:p text:style-name="P7"><text:s text:c="4"/>e) </text:p>
      <text:p text:style-name="P7">SELECT CONCAT(P.prenom, ' ', P.nom) AS Meteorologue, S.nom AS "station Meteo", C.nom AS ville, CONCAT(D.nom, ' (', D.numDept, ')') FROM station_meteo S </text:p>
      <text:p text:style-name="P3">INNER JOIN commune C ON C.numInsee=S.numInsee</text:p>
      <text:p text:style-name="P3">INNER JOIN departement D ON D.numDept=C.numDept</text:p>
      <text:p text:style-name="P3">INNER JOIN personne P ON P.idStation=S.idStation</text:p>
      <text:p text:style-name="P7"><text:s text:c="4"/>f) </text:p>
      <text:p text:style-name="P7">La requête renvoie les personnes qui travaillent dans une station météo dont les caractères quatre et cinq du numéro INSEE forment le numéro 67. SUBSTRING() sert a sélectionner la partie de numInsee qui nous interesse.</text:p>
      <text:p text:style-name="P7"><text:s text:c="4"/>g) </text:p>
      <text:p text:style-name="P7">SELECT S.nom AS station, P.nom, P.prenom FROM station_meteo S </text:p>
      <text:p text:style-name="P3">LEFT OUTER JOIN personne P ON P.idStation=S.idStation</text:p>
      <text:p text:style-name="P3">ORDER BY station, nom, prenom</text:p>
      <text:p text:style-name="P7"><text:s text:c="4"/>h) </text:p>
      <text:p text:style-name="P7">SELECT MONTH(R.dateRel) AS mois, YEAR(R.dateRel) AS annee, P.nom, P.prenom FROM releve R </text:p>
      <text:p text:style-name="P3">INNER JOIN personne P ON P.idPersonne=R.idPersonne</text:p>
      <text:p text:style-name="P3">GROUP BY mois</text:p>
      <text:p text:style-name="P3">ORDER BY annee, mois</text:p>
      <text:p text:style-name="P7"><text:s text:c="4"/>i)</text:p>
      <text:p text:style-name="P7">SELECT C.numDept, S.nom AS station FROM station_meteo S</text:p>
      <text:p text:style-name="P3">INNER JOIN commune C ON C.numInsee=S.numInsee</text:p>
      <text:p text:style-name="P7"><text:s/>- </text:p>
      <text:p text:style-name="P7">SELECT DISTINCT C.numDept, S.nom AS station FROM station_meteo S</text:p>
      <text:p text:style-name="P3">RIGHT OUTER JOIN commune C ON C.numInsee=S.numInsee</text:p>
      <text:p text:style-name="P7"><text:s/>- </text:p>
      <text:p text:style-name="P7">SELECT DISTINCT(D.nom), S.nom AS station FROM station_meteo S</text:p>
      <text:p text:style-name="P3">RIGHT OUTER JOIN commune C ON C.numInsee=S.numInsee</text:p>
      <text:p text:style-name="P3">INNER JOIN departement D ON D.numDept=C.numDept</text:p>
      <text:p text:style-name="P9"><text:soft-page-break/>2)</text:p>
      <text:p text:style-name="P9"><text:span text:style-name="T2"><text:s text:c="4"/></text:span><text:span text:style-name="T3">a)</text:span></text:p>
      <text:p text:style-name="P9"><text:span text:style-name="T3">SELECT idStation, avg(Tmoy) AS 'temp. moyenne' FROM releve</text:span></text:p>
      <text:p text:style-name="P9"><text:span text:style-name="T3">GROUP BY idStation</text:span></text:p>
      <text:p text:style-name="P9"><text:span text:style-name="T3"><text:s text:c="4"/>b) </text:span></text:p>
      <text:p text:style-name="P9"><text:span text:style-name="T3">SELECT idStation, count(*) AS 'nbre jour &gt; 30' FROM releve</text:span></text:p>
      <text:p text:style-name="P9"><text:span text:style-name="T3">group by idStation</text:span></text:p>
      <text:p text:style-name="P9"><text:span text:style-name="T3"><text:s text:c="4"/>c)</text:span></text:p>
      <text:p text:style-name="P9"><text:span text:style-name="T3">SELECT YEAR(dateRel) AS annee, count(*) AS 'nbre de releve' FROM releve</text:span></text:p>
      <text:p text:style-name="P9"><text:span text:style-name="T3">group by année</text:span></text:p>
      <text:p text:style-name="P9"><text:span text:style-name="T3"><text:s text:c="4"/>d)</text:span></text:p>
      <text:p text:style-name="P9"><text:span text:style-name="T3">SELECT codeRegion, count(*) AS 'nombre de departements' FROM departement</text:span></text:p>
      <text:p text:style-name="P9"><text:span text:style-name="T3">group by codeRegion</text:span></text:p>
      <text:p text:style-name="P9"><text:span text:style-name="T3"><text:s text:c="8"/>i)</text:span></text:p>
      <text:p text:style-name="P9"><text:span text:style-name="T3">SELECT R.nom, count(*) AS 'nombre de departements' FROM region R</text:span></text:p>
      <text:p text:style-name="P9"><text:span text:style-name="T3">INNER JOIN departement D ON D.codeRegion=R.codeRegion </text:span></text:p>
      <text:p text:style-name="P9"><text:span text:style-name="T3">group by R.codeRegion</text:span></text:p>
      <text:p text:style-name="P9"><text:span text:style-name="T3"><text:s text:c="8"/></text:span><text:span text:style-name="T4">ii)</text:span></text:p>
      <text:p text:style-name="P9"><text:span text:style-name="T4">SELECT R.nom, count(*) AS 'nombre de departements' FROM region R</text:span></text:p>
      <text:p text:style-name="P9"><text:span text:style-name="T4">INNER JOIN departement D ON D.codeRegion=R.codeRegion </text:span></text:p>
      <text:p text:style-name="P9"><text:span text:style-name="T4">group by R.codeRegion</text:span></text:p>
      <text:p text:style-name="P9"><text:span text:style-name="T4">HAVING count(*)&gt;5</text:span></text:p>
      <text:p text:style-name="P9"><text:span text:style-name="T4"><text:s text:c="4"/>e)</text:span></text:p>
      <text:p text:style-name="P9"><text:span text:style-name="T4">SELECT idStation, count(*) AS 'nombre de personnes' FROM personne</text:span></text:p>
      <text:p text:style-name="P9"><text:span text:style-name="T4">group by idStation</text:span></text:p>
      <text:p text:style-name="P9"><text:span text:style-name="T4"><text:s text:c="4"/>f)</text:span></text:p>
      <text:p text:style-name="P9"><text:span text:style-name="T4">SELECT S.nom, count(P.idPersonne) AS 'nombre de personnes' FROM station_meteo S</text:span></text:p>
      <text:p text:style-name="P9"><text:span text:style-name="T4">INNER JOIN personne P ON P.idStation=S.idStation</text:span></text:p>
      <text:p text:style-name="P9"><text:span text:style-name="T4">group by S.idStation</text:span></text:p>
      <text:p text:style-name="P10"><text:span text:style-name="T2"><text:s text:c="4"/>g)</text:span></text:p>
      <text:p text:style-name="P10"><text:span text:style-name="T2">SELECT S.nom AS station, YEAR(R.dateRel) AS annee, count(*) AS 'nombre de releves' FROM station_meteo S</text:span></text:p>
      <text:p text:style-name="P10"><text:span text:style-name="T2">INNER JOIN releve R ON R.idStation=S.idStation</text:span></text:p>
      <text:p text:style-name="P10"><text:span text:style-name="T2">GROUP BY station, année</text:span></text:p>
      <text:p text:style-name="P10"><text:span text:style-name="T2"><text:s text:c="4"/>h) </text:span></text:p>
      <text:p text:style-name="P10"><text:span text:style-name="T2">SELECT YEAR(dateRel) AS annee, count(*) AS 'nombre de releves' FROM releve</text:span></text:p>
      <text:p text:style-name="P10"><text:span text:style-name="T2">GROUP BY annee</text:span></text:p>
      <text:p text:style-name="P10"><text:span text:style-name="T2">HAVING count(*)&gt;300</text:span></text:p>
      <text:p text:style-name="P10">3)</text:p>
      <text:p text:style-name="P10"><text:s text:c="4"/><text:span text:style-name="T2">a)</text:span></text:p>
      <text:p text:style-name="P10"><text:span text:style-name="T2">SELECT nom FROM station_meteo</text:span></text:p>
      <text:p text:style-name="P10"><text:span text:style-name="T2">WHERE SUBSTRING(numInsee, 4, 2) LIKE '37'</text:span></text:p>
      <text:p text:style-name="P10"><text:span text:style-name="T2"><text:s text:c="4"/></text:span><text:span text:style-name="T5">b) </text:span></text:p>
      <text:p text:style-name="P10"><text:span text:style-name="T5">SELECT R.dateRel, S.nom AS station, R.Tmax FROM releve R</text:span></text:p>
      <text:p text:style-name="P10"><text:span text:style-name="T5">INNER JOIN station_meteo S ON S.idStation=R.idStation</text:span></text:p>
      <text:p text:style-name="P10"><text:span text:style-name="T5">WHERE R.Tmax&gt;31</text:span></text:p>
      <text:p text:style-name="P10"><text:span text:style-name="T5"><text:s text:c="4"/>c)</text:span></text:p>
      <text:p text:style-name="P10"><text:span text:style-name="T5">SELECT DAY(R.dateRel) AS jour, MONTH(R.dateRel) AS mois, YEAR(R.dateRel) AS annee, S.nom AS station, C.nom AS ville, D.nom AS departement, R.Tmax FROM releve R</text:span></text:p>
      <text:p text:style-name="P10"><text:span text:style-name="T5">INNER JOIN station_meteo S ON S.idStation=R.idStation</text:span></text:p>
      <text:p text:style-name="P10"><text:span text:style-name="T5">INNER JOIN commune C ON C.numInsee=S.numInsee</text:span></text:p>
      <text:p text:style-name="P10"><text:span text:style-name="T5">INNER JOIN departement D ON D.numDept=C.numDept</text:span></text:p>
      <text:p text:style-name="P10"><text:soft-page-break/><text:span text:style-name="T5">INNER JOIN personne P ON P.idPersonne=R.idPersonne</text:span></text:p>
      <text:p text:style-name="P10"><text:span text:style-name="T5">WHERE R.Tmax&gt;31</text:span></text:p>
      <text:p text:style-name="P10"><text:span text:style-name="T5"><text:s text:c="4"/>d)</text:span></text:p>
      <text:p text:style-name="P10"><text:span text:style-name="T5">SELECT DAY(dateRel) AS jour, MONTH(dateRel) AS mois, YEAR(dateRel) AS annee, Tmin, Tmax, Pmin, Pmax, ventMax, Observations from releve R</text:span></text:p>
      <text:p text:style-name="P10"><text:span text:style-name="T5">INNER JOIN station_meteo S ON S.idStation=R.idStation</text:span></text:p>
      <text:p text:style-name="P10"><text:span text:style-name="T5">WHERE S.nom LIKE "%Haguenau%"</text:span></text:p>
      <text:p text:style-name="P10"><text:span text:style-name="T5">AND dateRel BETWEEN 1999-12-25 AND 1999-12-3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7T15:40:23.226967899</meta:creation-date>
    <dc:date>2024-11-14T19:39:59.561000000</dc:date>
    <meta:editing-duration>PT2H16M51S</meta:editing-duration>
    <meta:editing-cycles>5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101" meta:word-count="565" meta:character-count="3933" meta:non-whitespace-character-count="3354"/>
  </office:meta>
</office:document-meta>
</file>